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Standard">
      <style:text-properties fo:color="#3d50d8" loext:opacity="100%" style:font-name="Liberation Serif" officeooo:paragraph-rsid="00062ed3"/>
    </style:style>
    <style:style style:name="P2" style:family="paragraph" style:parent-style-name="Standard">
      <style:text-properties fo:color="#3d50d8" loext:opacity="100%" style:font-name="Liberation Serif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3d50d8" loext:opacity="100%" style:font-name="Ubuntu Mono" fo:font-size="9.75pt" fo:letter-spacing="normal" fo:font-style="normal" fo:font-weight="normal" officeooo:paragraph-rsid="00062ed3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3d50d8" loext:opacity="100%" style:font-name="Ubuntu Mono" fo:font-size="11pt" fo:letter-spacing="normal" fo:font-style="normal" fo:font-weight="normal" style:font-size-asian="11pt" style:font-size-complex="11pt" loext:padding="0in" loext:border="none"/>
    </style:style>
    <style:style style:name="P5" style:family="paragraph" style:parent-style-name="Preformatted_20_Text">
      <style:text-properties fo:font-variant="normal" fo:text-transform="none" fo:color="#3d50d8" loext:opacity="100%" style:font-name="Ubuntu Mono" fo:font-size="9.75pt" fo:letter-spacing="normal" fo:font-style="normal" fo:font-weight="normal" style:font-size-asian="11pt" style:font-size-complex="11pt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3d50d8" loext:opacity="100%" style:font-name="Ubuntu Mono" fo:font-size="9.75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size="11pt" style:font-size-asian="11pt" style:font-size-complex="11pt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loext:opacity="100%" fo:font-size="11pt" fo:letter-spacing="normal" style:font-size-asian="11pt" style:font-size-complex="11pt" loext:padding="0in" loext:border="none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9.75pt" fo:letter-spacing="normal" fo:font-style="normal" fo:font-weight="normal" style:font-size-asian="11pt" style:font-size-complex="11pt" loext:padding="0in" loext:border="none"/>
    </style:style>
    <style:style style:name="P10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variant="normal" fo:text-transform="none" fo:font-size="9.75pt" fo:letter-spacing="normal" fo:font-style="normal" fo:font-weight="normal" officeooo:rsid="00062ed3"/>
    </style:style>
    <style:style style:name="T2" style:family="text">
      <style:text-properties officeooo:rsid="00062ed3"/>
    </style:style>
    <style:style style:name="T3" style:family="text">
      <style:text-properties style:font-name="Ubuntu Mono" fo:font-size="9.75pt" fo:font-style="normal" fo:font-weight="normal"/>
    </style:style>
    <style:style style:name="T4" style:family="text">
      <style:text-properties fo:color="#0d59b2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rstudio_console_output Copy 5"/><text:span text:style-name="T1">&gt; </text:span><text:span text:style-name="T2"># </text:span>Name: JAGAN S</text:p>
      <text:p text:style-name="P2"/>
      <text:p text:style-name="P1"><text:bookmark text:name="rstudio_console_output Copy 4"/><text:span text:style-name="T1">&gt;</text:span><text:span text:style-name="T2"> # </text:span>Reg. Number: 111624104034</text:p>
      <text:p text:style-name="P2"/>
      <text:p text:style-name="P1"><text:bookmark text:name="rstudio_console_output Copy 3"/><text:span text:style-name="T1">&gt;</text:span><text:span text:style-name="T2"> # </text:span>Date: 18.12.2025</text:p>
      <text:p text:style-name="P3"><text:bookmark text:name="rstudio_console_output Copy 2"/>&gt;</text:p>
      <text:p text:style-name="P4"/>
      <text:p text:style-name="P5"><text:bookmark text:name="rstudio_console_output"/>&gt; sample1 &lt;- c(19, 17, 15, 21, 16, 18, 16, 14)</text:p>
      <text:p text:style-name="P6">&gt; sample2 &lt;- c(15, 14, 15, 19, 15, 18, 16)</text:p>
      <text:p text:style-name="P6">&gt; </text:p>
      <text:p text:style-name="P6">&gt; t.test(x = sample1, y = sample2,</text:p>
      <text:p text:style-name="P6">+ <text:s text:c="7"/>alternative = "two.sided",</text:p>
      <text:p text:style-name="P6">+ <text:s text:c="7"/>conf.level = 0.95,</text:p>
      <text:p text:style-name="P6">+ <text:s text:c="7"/>var.equal = TRUE)</text:p>
      <text:p text:style-name="P7"/>
      <text:p text:style-name="P8"><text:s text:c="8"/><text:span text:style-name="T3">Two Sample t-test</text:span></text:p>
      <text:p text:style-name="P7"/>
      <text:p text:style-name="P9">data: <text:s/>sample1 and sample2</text:p>
      <text:p text:style-name="P9">t = 0.93095, df = 13, p-value = 0.3688</text:p>
      <text:p text:style-name="P9">alternative hypothesis: true difference in means is not equal to 0</text:p>
      <text:p text:style-name="P9">95 percent confidence interval:</text:p>
      <text:p text:style-name="P8"><text:s/><text:span text:style-name="T3">-1.320608 <text:s/>3.320608</text:span></text:p>
      <text:p text:style-name="P9">sample estimates:</text:p>
      <text:p text:style-name="P9">mean of x mean of y <text:span text:style-name="T4"/></text:p>
      <text:p text:style-name="P8"><text:s text:c="7"/><text:span text:style-name="T3">17 <text:s text:c="7"/>16 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4:36:18.481256240</meta:creation-date>
    <meta:print-date>2026-01-05T14:42:17.824398443</meta:print-date>
    <meta:printed-by>PDF files</meta:printed-by>
    <dc:date>2026-01-05T14:42:30.851436953</dc:date>
    <meta:editing-duration>PT13S</meta:editing-duration>
    <meta:editing-cycles>1</meta:editing-cycles>
    <meta:document-statistic meta:table-count="0" meta:image-count="0" meta:object-count="0" meta:page-count="1" meta:paragraph-count="20" meta:word-count="99" meta:character-count="542" meta:non-whitespace-character-count="414"/>
    <meta:generator>LibreOffice/25.8.3.2$Linux_X86_64 LibreOffice_project/580$Build-2</meta:generator>
  </office:meta>
</office:document-meta>
</file>